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text-properties fo:font-size="2pt" style:font-size-asian="2pt" style:font-size-complex="2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3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/>
    </style:style>
    <style:style style:name="T37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40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en" fo:country="US"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РОВЕРКИ</text:p>
      <text:p text:style-name="P6"/>
      <text:p text:style-name="P13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3">Тип: </text:span><text:span text:style-name="T32">БДКГ-</text:span><text:span text:style-name="T34">25</text:span><text:span text:style-name="T32"> </text:span></text:p>
      <text:p text:style-name="P9"/>
      <text:p text:style-name="P7"><text:span text:style-name="T33">з/н: </text:span><text:span text:style-name="T32">$serial</text:span><text:span text:style-name="T36"><text:tab/></text:span></text:p>
      <text:p text:style-name="P12"/>
      <text:p text:style-name="P15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39">0.1 мк</text:span><text:span text:style-name="T40">Гр</text:span><text:span text:style-name="T39">/ч – 1,0 Гр/ч;</text:span></text:p>
      <text:p text:style-name="P14"/>
      <text:p text:style-name="P5"><text:span text:style-name="T31">Относительная погрешность измерения:</text:span><text:tab/><text:tab/><text:span text:style-name="T35">± </text:span><text:span text:style-name="T15">30</text:span><text:span text:style-name="T35"> %</text:span></text:p>
      <text:p text:style-name="P8"/>
      <text:p text:style-name="P4">Условия эксплуатации:</text:p>
      <text:p text:style-name="P35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6"><text:span text:style-name="T9">- <text:s/></text:span><text:span text:style-name="T4">Атмосферное давление<text:tab/><text:tab/><text:tab/><text:tab/>98,5 </text:span><text:span text:style-name="T9">kPa</text:span></text:p>
      <text:p text:style-name="P36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6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9">Эталонные средства измерений:</text:p>
      <text:p text:style-name="P37"><text:span text:style-name="T9">- <text:s/></text:span><text:span text:style-name="T37">$facility_1</text:span><text:span text:style-name="T38">10;</text:span></text:p>
      <text:p text:style-name="P38"><text:span text:style-name="T9">- <text:s/></text:span><text:span text:style-name="T37">$</text:span><text:span text:style-name="T38">facility_130;</text:span></text:p>
      <text:p text:style-name="P39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1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1.B2" table:number-columns-spanned="5" office:value-type="string">
            <text:p text:style-name="P33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2"><text:span text:style-name="T26">Предел основной </text:span><text:span text:style-name="T21">относи-тельной</text:span> <text:span text:style-name="T13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<text:span text:style-name="T27">Гр</text:span>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41">D</text:span><text:span text:style-name="T16">1</text:span></text:p>
          </table:table-cell>
          <table:table-cell table:style-name="t1.D3" office:value-type="string">
            <text:p text:style-name="P33"><text:span text:style-name="T42">D</text:span><text:span text:style-name="T16">2</text:span></text:p>
          </table:table-cell>
          <table:table-cell table:style-name="t1.D3" office:value-type="string">
            <text:p text:style-name="P33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21">0,07</text:span> <text:span text:style-name="T21">Гр</text:span>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9">±30</text:p>
          </table:table-cell>
        </table:table-row>
        <table:table-row>
          <table:table-cell table:style-name="t1.A5" office:value-type="string">
            <text:p text:style-name="P10"><text:span text:style-name="T21">0,</text:span>7 <text:span text:style-name="T21">Гр</text:span>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мк<text:span text:style-name="T21">Гр</text:span>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21">0</text:span> <text:span text:style-name="T21">мкГр/ч</text:span>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</text:span>7 м<text:span text:style-name="T21">Гр</text:span>/ч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21">Гр</text:span>/ч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70</text:span> <text:span text:style-name="T21">мГр</text:span>/ч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12" office:value-type="string">
            <text:p text:style-name="P10"><text:span text:style-name="T21">0,</text:span>7 <text:span text:style-name="T21">Гр</text:span>/ч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A2" office:value-type="string">
            <text:p text:style-name="P30"/>
          </table:table-cell>
          <table:table-cell table:style-name="Таблица1.C2" office:value-type="string">
            <text:p text:style-name="P27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7">(<text:span text:style-name="T29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3:25:12.88</dc:date>
    <meta:print-date>2019-04-03T15:18:00</meta:print-date>
    <meta:editing-cycles>154</meta:editing-cycles>
    <meta:editing-duration>PT11H5M50S</meta:editing-duration>
    <meta:generator>OpenOffice/4.1.6$Win32 OpenOffice.org_project/416m1$Build-9790</meta:generator>
    <meta:document-statistic meta:table-count="2" meta:image-count="1" meta:object-count="0" meta:page-count="1" meta:paragraph-count="125" meta:word-count="221" meta:character-count="1530"/>
  </office:meta>
</office:document-meta>
</file>